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200%" fo:text-align="justify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200%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Harkness</text:p>
      <text:p text:style-name="P1">PHYS 221</text:p>
      <text:p text:style-name="P1">Angular Momentum</text:p>
      <text:p text:style-name="P1"/>
      <text:p text:style-name="P2"><text:tab/>In this lab we studied conservation of angular momentum for the case of a non-rotating ring dropping onto a rotating disk. The disk was mounted on a rotary motion sensor that was setup to monitor the angular velocity as the ring was dropped onto the disk. <text:s/>From the moments of inertia and the angular velocities we compared the initial and final angular momenta.</text:p>
      <text:p text:style-name="P2"><text:tab/>We had at our table a disk mounted on a rotary motion sensor. The computer was setup to plot the angular velocity of the disk vs. time. We also had a ring to drop onto the rotating disk. <text:s/>Three experiments were suggested for testing. <text:s/>Our group selected the first two of these for our experiments.</text:p>
      <text:p text:style-name="P3">Experiment One</text:p>
      <text:p text:style-name="P4"><text:tab/>We were tasked with finding the mass of the ring. <text:s/>To perform this, we were given the moment of inertia of the disk,<draw:frame draw:style-name="fr1" draw:name="Object1" text:anchor-type="as-char" svg:width="1.4854in" svg:height="0.2319in" draw:z-index="0"><draw:object xlink:href="./Object 1" xlink:type="simple" xlink:show="embed" xlink:actuate="onLoad"/><draw:image xlink:href="./ObjectReplacements/Object 1" xlink:type="simple" xlink:show="embed" xlink:actuate="onLoad"/></draw:frame>. <text:s/>We also estimated the radius of the disc to be<draw:frame draw:style-name="fr1" draw:name="Object2" text:anchor-type="as-char" svg:width="0.8047in" svg:height="0.1839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2"><text:span text:style-name="T1"><text:tab/>To start the experiment, we spun the disc and measured the initial angular velocity,</text:span><text:span text:style-name="T1"><draw:frame draw:style-name="fr1" draw:name="Object3" text:anchor-type="as-char" svg:width="1.2634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 <text:s/>We then dropped the ring onto the disc and measured the final angular velocity,</text:span><text:span text:style-name="T1"><draw:frame draw:style-name="fr1" draw:name="Object4" text:anchor-type="as-char" svg:width="1.2992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text:s/>Using these values, we calculated the initial angular momentum of the system, </text:span><text:span text:style-name="T1"><draw:frame draw:style-name="fr1" draw:name="Object5" text:anchor-type="as-char" svg:width="2.2661in" svg:height="0.231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 <text:s/>With the conservation of momentum theorem, we then knew that the initial angular momentum must equal the final angular momentum,</text:span><text:span text:style-name="T1"><draw:frame draw:style-name="fr1" draw:name="Object6" text:anchor-type="as-char" svg:width="1.2016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. <text:s/>Manipulating the equation, we found the moment of inertia of the disc plus the ring,</text:span><text:span text:style-name="T1"><draw:frame draw:style-name="fr1" draw:name="Object7" text:anchor-type="as-char" svg:width="2.0083in" svg:height="0.446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4"><text:tab/>To find the moment of inertia of the ring, we subtracted the provided value of the moment of inertia of the disc, <draw:frame draw:style-name="fr1" draw:name="Object8" text:anchor-type="as-char" svg:width="2.2319in" svg:height="0.2319in" draw:z-index="7"><draw:object xlink:href="./Object 8" xlink:type="simple" xlink:show="embed" xlink:actuate="onLoad"/><draw:image xlink:href="./ObjectReplacements/Object 8" xlink:type="simple" xlink:show="embed" xlink:actuate="onLoad"/></draw:frame>. <text:s/>We know that the moment of inertia of a ring is equal to the mass of the ring times the radius of the ring,<draw:frame draw:style-name="fr1" draw:name="Object9" text:anchor-type="as-char" svg:width="0.8161in" svg:height="0.2319in" draw:z-index="8"><draw:object xlink:href="./Object 9" xlink:type="simple" xlink:show="embed" xlink:actuate="onLoad"/><draw:image xlink:href="./ObjectReplacements/Object 9" xlink:type="simple" xlink:show="embed" xlink:actuate="onLoad"/></draw:frame>, therefore,<draw:frame draw:style-name="fr1" draw:name="Object10" text:anchor-type="as-char" svg:width="2.1807in" svg:height="0.4409in" draw:z-index="9"><draw:object xlink:href="./Object 10" xlink:type="simple" xlink:show="embed" xlink:actuate="onLoad"/><draw:image xlink:href="./ObjectReplacements/Object 10" xlink:type="simple" xlink:show="embed" xlink:actuate="onLoad"/></draw:frame>. <text:s/>When compared to the actual mass of the ring , 66.3-g, our calculation has only a 7.1% error.</text:p>
      <text:p text:style-name="P3">Experiment Two</text:p>
      <text:p text:style-name="P4"><text:tab/>We were tasked with finding the moment of inertia of the disk. <text:s/>To start off, we were given the mass of the ring to be 66.3-g, and the radius of the ring and disc to be 3.75 cm. <text:s/>We found the angular velocities,<draw:frame draw:style-name="fr1" draw:name="Object11" text:anchor-type="as-char" svg:width="1.2634in" svg:height="0.2134in" draw:z-index="10"><draw:object xlink:href="./Object 11" xlink:type="simple" xlink:show="embed" xlink:actuate="onLoad"/><draw:image xlink:href="./ObjectReplacements/Object 11" xlink:type="simple" xlink:show="embed" xlink:actuate="onLoad"/></draw:frame>and<draw:frame draw:style-name="fr1" draw:name="Object12" text:anchor-type="as-char" svg:width="1.2992in" svg:height="0.2134in" draw:z-index="11"><draw:object xlink:href="./Object 12" xlink:type="simple" xlink:show="embed" xlink:actuate="onLoad"/><draw:image xlink:href="./ObjectReplacements/Object 12" xlink:type="simple" xlink:show="embed" xlink:actuate="onLoad"/></draw:frame>. <text:s/>We also solved the moment of inertia of the ring, <draw:frame draw:style-name="fr1" draw:name="Object18" text:anchor-type="as-char" svg:width="2.1362in" svg:height="0.231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text:tab/>To solve for the moment of inertia of the disc, we started off using the conservation of momentum theorem, <draw:frame draw:style-name="fr1" draw:name="Object13" text:anchor-type="as-char" svg:width="0.5181in" svg:height="0.2083in" draw:z-index="12"><draw:object xlink:href="./Object 13" xlink:type="simple" xlink:show="embed" xlink:actuate="onLoad"/><draw:image xlink:href="./ObjectReplacements/Object 13" xlink:type="simple" xlink:show="embed" xlink:actuate="onLoad"/></draw:frame>. <text:s/>We then subbed in the respective equations, <draw:frame draw:style-name="fr1" draw:name="Object14" text:anchor-type="as-char" svg:width="1.5339in" svg:height="0.2134in" draw:z-index="13"><draw:object xlink:href="./Object 14" xlink:type="simple" xlink:show="embed" xlink:actuate="onLoad"/><draw:image xlink:href="./ObjectReplacements/Object 14" xlink:type="simple" xlink:show="embed" xlink:actuate="onLoad"/></draw:frame>. <text:s/>We used algebra to isolate and solve the moment of inertia of the disc, </text:p>
      <text:p text:style-name="P4"><draw:frame draw:style-name="fr1" draw:name="Object15" text:anchor-type="as-char" svg:width="1.7339in" svg:height="0.2134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1" draw:name="Object16" text:anchor-type="as-char" svg:width="1.5665in" svg:height="0.2134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1" draw:name="Object17" text:anchor-type="as-char" svg:width="2.2016in" svg:height="0.4508in" draw:z-index="16"><draw:object xlink:href="./Object 17" xlink:type="simple" xlink:show="embed" xlink:actuate="onLoad"/><draw:image xlink:href="./ObjectReplacements/Object 17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amuel Harkness</meta:initial-creator>
    <meta:creation-date>2006-04-23T14:33:11</meta:creation-date>
    <dc:creator>Samuel Harkness</dc:creator>
    <dc:date>2006-04-23T15:10:38</dc:date>
    <dc:language>en-US</dc:language>
    <meta:editing-cycles>2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8" meta:page-count="2" meta:paragraph-count="15" meta:word-count="397" meta:character-count="22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>D</math:mi>
        </math:msub>
        <math:mo math:stretchy="false">=</math:mo>
        <math:mrow>
          <math:mn>1.2</math:mn>
          <math:mo math:stretchy="false">∗</math:mo>
          <math:msup>
            <math:mn>10</math:mn>
            <math:mrow>
              <math:mo math:stretchy="false">−</math:mo>
              <math:mn>4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_{D} = 1.2 * 10^{-4} kg*m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m</math:mi>
            <math:mi>R</math:mi>
          </math:msub>
          <math:mo math:stretchy="false">=</math:mo>
          <math:mfrac>
            <math:msub>
              <math:mi>I</math:mi>
              <math:mi>R</math:mi>
            </math:msub>
            <math:msup>
              <math:mi>r</math:mi>
              <math:mn>2</math:mn>
            </math:msup>
          </math:mfrac>
        </math:mrow>
        <math:mo math:stretchy="false">=</math:mo>
        <math:mrow>
          <math:mn>6.16</math:mn>
          <math:mo math:stretchy="false">∗</math:mo>
          <math:msup>
            <math:mn>10</math:mn>
            <math:mrow>
              <math:mo math:stretchy="false">−</math:mo>
              <math:mn>2</math:mn>
            </math:mrow>
          </math:msup>
        </math:mrow>
      </math:mrow>
      <math:mrow>
        <math:mi math:fontstyle="italic">kg</math:mi>
        <math:mo math:stretchy="false">=</math:mo>
        <math:mn>61.6</math:mn>
      </math:mrow>
      <math:mi>g</math:mi>
    </math:mrow>
    <math:annotation math:encoding="StarMath 5.0">m_R = I_R over r^2 = 6.16 * 10^{-2} kg = 61.6 g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</math:mo>
          <math:mi>i</math:mi>
        </math:msub>
        <math:mo math:stretchy="false">=</math:mo>
        <math:mn>22.907</math:mn>
      </math:mrow>
      <math:mrow>
        <math:mi math:fontstyle="italic">rad</math:mi>
        <math:mo math:stretchy="false">/</math:mo>
        <math:mi>s</math:mi>
      </math:mrow>
    </math:mrow>
    <math:annotation math:encoding="StarMath 5.0">%omega_{i} = 22.907 rad/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</math:mo>
          <math:mi>f</math:mi>
        </math:msub>
        <math:mo math:stretchy="false">=</math:mo>
        <math:mn>13.308</math:mn>
      </math:mrow>
      <math:mrow>
        <math:mi math:fontstyle="italic">rad</math:mi>
        <math:mo math:stretchy="false">/</math:mo>
        <math:mi>s</math:mi>
      </math:mrow>
    </math:mrow>
    <math:annotation math:encoding="StarMath 5.0">%omega_{f} = 13.308 rad/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i</math:mi>
      </math:msub>
      <math:mo math:stretchy="false">=</math:mo>
      <math:msub>
        <math:mi>L</math:mi>
        <math:mi>f</math:mi>
      </math:msub>
    </math:mrow>
    <math:annotation math:encoding="StarMath 5.0">L_i = L_f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>D</math:mi>
        </math:msub>
        <math:mo math:stretchy="false">∗</math:mo>
        <math:msub>
          <math:mo math:stretchy="false"></math:mo>
          <math:mi>i</math:mi>
        </math:msub>
      </math:mrow>
      <math:mo math:stretchy="false">=</math:mo>
      <math:mrow>
        <math:mrow>
          <math:mo math:stretchy="false"></math:mo>
          <math:mrow>
            <math:msub>
              <math:mi>I</math:mi>
              <math:mi>D</math:mi>
            </math:msub>
            <math:mo math:stretchy="false"></math:mo>
            <math:msub>
              <math:mi>I</math:mi>
              <math:mi>R</math:mi>
            </math:msub>
          </math:mrow>
          <math:mo math:stretchy="false"></math:mo>
        </math:mrow>
        <math:mo math:stretchy="false">∗</math:mo>
        <math:msub>
          <math:mo math:stretchy="false"></math:mo>
          <math:mi>f</math:mi>
        </math:msub>
      </math:mrow>
    </math:mrow>
    <math:annotation math:encoding="StarMath 5.0">I_D * %omega_i = (I_D + I_R) * %omega_f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>D</math:mi>
        </math:msub>
        <math:mo math:stretchy="false">∗</math:mo>
        <math:msub>
          <math:mo math:stretchy="false"></math:mo>
          <math:mi>i</math:mi>
        </math:msub>
      </math:mrow>
      <math:mo math:stretchy="false">=</math:mo>
      <math:mrow>
        <math:mrow>
          <math:msub>
            <math:mi>I</math:mi>
            <math:mi>D</math:mi>
          </math:msub>
          <math:mo math:stretchy="false">∗</math:mo>
          <math:msub>
            <math:mo math:stretchy="false"></math:mo>
            <math:mi>f</math:mi>
          </math:msub>
        </math:mrow>
        <math:mo math:stretchy="false"></math:mo>
        <math:mrow>
          <math:msub>
            <math:mi>I</math:mi>
            <math:mi>R</math:mi>
          </math:msub>
          <math:mo math:stretchy="false">∗</math:mo>
          <math:msub>
            <math:mo math:stretchy="false"></math:mo>
            <math:mi>f</math:mi>
          </math:msub>
        </math:mrow>
      </math:mrow>
    </math:mrow>
    <math:annotation math:encoding="StarMath 5.0">I_D * %omega_i = I_D * %omega_f + I_R * %omega_f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I</math:mi>
          <math:mi>D</math:mi>
        </math:msub>
        <math:mo math:stretchy="false">∗</math:mo>
        <math:mrow>
          <math:mo math:stretchy="false"></math:mo>
          <math:mrow>
            <math:msub>
              <math:mo math:stretchy="false"></math:mo>
              <math:mi>i</math:mi>
            </math:msub>
            <math:mo math:stretchy="false">−</math:mo>
            <math:msub>
              <math:mo math:stretchy="false"></math:mo>
              <math:mi>f</math:mi>
            </math:msub>
          </math:mrow>
          <math:mo math:stretchy="false"></math:mo>
        </math:mrow>
      </math:mrow>
      <math:mo math:stretchy="false">=</math:mo>
      <math:mrow>
        <math:msub>
          <math:mi>I</math:mi>
          <math:mi>R</math:mi>
        </math:msub>
        <math:mo math:stretchy="false">∗</math:mo>
        <math:msub>
          <math:mo math:stretchy="false"></math:mo>
          <math:mi>f</math:mi>
        </math:msub>
      </math:mrow>
    </math:mrow>
    <math:annotation math:encoding="StarMath 5.0">I_D *(%omega_i - %omega_f) = I_R * %omega_f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i>D</math:mi>
          </math:msub>
          <math:mo math:stretchy="false">=</math:mo>
          <math:mfrac>
            <math:mrow>
              <math:msub>
                <math:mi>I</math:mi>
                <math:mi>R</math:mi>
              </math:msub>
              <math:mo math:stretchy="false">∗</math:mo>
              <math:msub>
                <math:mo math:stretchy="false"></math:mo>
                <math:mi>f</math:mi>
              </math:msub>
            </math:mrow>
            <math:mrow>
              <math:msub>
                <math:mo math:stretchy="false"></math:mo>
                <math:mi>i</math:mi>
              </math:msub>
              <math:mo math:stretchy="false">−</math:mo>
              <math:msub>
                <math:mo math:stretchy="false"></math:mo>
                <math:mi>f</math:mi>
              </math:msub>
            </math:mrow>
          </math:mfrac>
        </math:mrow>
        <math:mo math:stretchy="false">=</math:mo>
        <math:mrow>
          <math:mn>129</math:mn>
          <math:mo math:stretchy="false">∗</math:mo>
          <math:msup>
            <math:mn>10</math:mn>
            <math:mrow>
              <math:mo math:stretchy="false">−</math:mo>
              <math:mn>6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_D = {I_R * %omega_f} over{%omega_i - %omega_f} = 129 * 10^{-6} kg*m^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i>R</math:mi>
          </math:msub>
          <math:mo math:stretchy="false">=</math:mo>
          <math:mrow>
            <math:msub>
              <math:mi>m</math:mi>
              <math:mi>R</math:mi>
            </math:msub>
            <math:mo math:stretchy="false">∗</math:mo>
            <math:msup>
              <math:mi>r</math:mi>
              <math:mn>2</math:mn>
            </math:msup>
          </math:mrow>
        </math:mrow>
        <math:mo math:stretchy="false">=</math:mo>
        <math:mrow>
          <math:mn>93.2</math:mn>
          <math:mo math:stretchy="false">∗</math:mo>
          <math:msup>
            <math:mn>10</math:mn>
            <math:mrow>
              <math:mo math:stretchy="false">−</math:mo>
              <math:mn>6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_R = m_R * r^2 = 93.2*10^{-6} kg*m^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n>3.75</math:mn>
      </math:mrow>
      <math:mi math:fontstyle="italic">cm</math:mi>
    </math:mrow>
    <math:annotation math:encoding="StarMath 5.0">r = 3.75 cm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</math:mo>
          <math:mi>i</math:mi>
        </math:msub>
        <math:mo math:stretchy="false">=</math:mo>
        <math:mn>22.907</math:mn>
      </math:mrow>
      <math:mrow>
        <math:mi math:fontstyle="italic">rad</math:mi>
        <math:mo math:stretchy="false">/</math:mo>
        <math:mi>s</math:mi>
      </math:mrow>
    </math:mrow>
    <math:annotation math:encoding="StarMath 5.0">%omega_{i} = 22.907 rad/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</math:mo>
          <math:mi>f</math:mi>
        </math:msub>
        <math:mo math:stretchy="false">=</math:mo>
        <math:mn>13.308</math:mn>
      </math:mrow>
      <math:mrow>
        <math:mi math:fontstyle="italic">rad</math:mi>
        <math:mo math:stretchy="false">/</math:mo>
        <math:mi>s</math:mi>
      </math:mrow>
    </math:mrow>
    <math:annotation math:encoding="StarMath 5.0">%omega_{f} = 13.308 rad/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L</math:mi>
            <math:mi>i</math:mi>
          </math:msub>
          <math:mo math:stretchy="false">=</math:mo>
          <math:mrow>
            <math:msub>
              <math:mi>I</math:mi>
              <math:mi>D</math:mi>
            </math:msub>
            <math:mo math:stretchy="false">∗</math:mo>
            <math:msub>
              <math:mo math:stretchy="false"></math:mo>
              <math:mi>i</math:mi>
            </math:msub>
          </math:mrow>
        </math:mrow>
        <math:mo math:stretchy="false">=</math:mo>
        <math:mrow>
          <math:mn>2.75</math:mn>
          <math:mo math:stretchy="false">∗</math:mo>
          <math:msup>
            <math:mn>10</math:mn>
            <math:mrow>
              <math:mo math:stretchy="false">−</math:mo>
              <math:mn>3</math:mn>
            </math:mrow>
          </math:msup>
        </math:mrow>
      </math:mrow>
      <math:mrow>
        <math:mrow>
          <math:mi math:fontstyle="italic">kg</math:mi>
          <math:mo math:stretchy="false">∗</math:mo>
          <math:msup>
            <math:mi>m</math:mi>
            <math:mn>2</math:mn>
          </math:msup>
        </math:mrow>
        <math:mo math:stretchy="false">/</math:mo>
        <math:mi>s</math:mi>
      </math:mrow>
    </math:mrow>
    <math:annotation math:encoding="StarMath 5.0">L_{i} = I_{D} * %omega_{i} = 2.75 * 10^{-3} kg*m^2/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i</math:mi>
        </math:msub>
        <math:mo math:stretchy="false">=</math:mo>
        <math:msub>
          <math:mi>L</math:mi>
          <math:mi>f</math:mi>
        </math:msub>
      </math:mrow>
      <math:mo math:stretchy="false">=</math:mo>
      <math:mrow>
        <math:msub>
          <math:mi>I</math:mi>
          <math:mi math:fontstyle="italic">DR</math:mi>
        </math:msub>
        <math:mo math:stretchy="false">∗</math:mo>
        <math:msub>
          <math:mo math:stretchy="false"></math:mo>
          <math:mi>f</math:mi>
        </math:msub>
      </math:mrow>
    </math:mrow>
    <math:annotation math:encoding="StarMath 5.0">L_i = L_f = I_{DR}*%omega_f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i math:fontstyle="italic">DR</math:mi>
          </math:msub>
          <math:mo math:stretchy="false">=</math:mo>
          <math:mfrac>
            <math:msub>
              <math:mi>L</math:mi>
              <math:mi>i</math:mi>
            </math:msub>
            <math:msub>
              <math:mo math:stretchy="false"></math:mo>
              <math:mi>f</math:mi>
            </math:msub>
          </math:mfrac>
        </math:mrow>
        <math:mo math:stretchy="false">=</math:mo>
        <math:mrow>
          <math:mn>2.07</math:mn>
          <math:mo math:stretchy="false">∗</math:mo>
          <math:msup>
            <math:mn>10</math:mn>
            <math:mrow>
              <math:mo math:stretchy="false">−</math:mo>
              <math:mn>4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_{DR} = L_i over %omega_f = 2.07 * 10^{-4} kg*m^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I</math:mi>
            <math:mi>R</math:mi>
          </math:msub>
          <math:mo math:stretchy="false">=</math:mo>
          <math:mrow>
            <math:msub>
              <math:mi>I</math:mi>
              <math:mi math:fontstyle="italic">DR</math:mi>
            </math:msub>
            <math:mo math:stretchy="false">−</math:mo>
            <math:msub>
              <math:mi>I</math:mi>
              <math:mi>D</math:mi>
            </math:msub>
          </math:mrow>
        </math:mrow>
        <math:mo math:stretchy="false">=</math:mo>
        <math:mrow>
          <math:mn>8.66</math:mn>
          <math:mo math:stretchy="false">∗</math:mo>
          <math:msup>
            <math:mn>10</math:mn>
            <math:mrow>
              <math:mo math:stretchy="false">−</math:mo>
              <math:mn>5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_R = I_{DR} - I_D = 8.66 * 10^{-5} kg*m^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i>R</math:mi>
      </math:msub>
      <math:mo math:stretchy="false">=</math:mo>
      <math:mrow>
        <math:msub>
          <math:mi>m</math:mi>
          <math:mi>R</math:mi>
        </math:msub>
        <math:mo math:stretchy="false">∗</math:mo>
        <math:msup>
          <math:mi>r</math:mi>
          <math:mn>2</math:mn>
        </math:msup>
      </math:mrow>
    </math:mrow>
    <math:annotation math:encoding="StarMath 5.0">I_R = m_R * r^2</math:annotation>
  </math:semantics>
</math:math>
</file>